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763b" officeooo:paragraph-rsid="001576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esta a punto de gazebo y PX4</text:p>
      <text:p text:style-name="P1">Problemas a la hora de instalar PX4, la versión supuestamente compatible con Ubuntu 20.04 no se podía poner a punto y no se conseguía que se lanzase bien.</text:p>
      <text:p text:style-name="P1"/>
      <text:p text:style-name="P1">Usar el GCS.</text:p>
      <text:p text:style-name="P1"/>
      <text:p text:style-name="P1">PX4 exige que este lanzado un sistema de control de tierra para poder intercambiar información. Durante mucho tiempo se pensó que la instalación no estaba bien hecha.</text:p>
      <text:p text:style-name="P1"/>
      <text:p text:style-name="P1">Tammbien es nnecesario sacar el joystick para que el sistema funcione correctamente. Una vez se cumplieron todas esas condiciones, los scripts de control de vuelo se pudieron poner en marcha y que el dron despegase.</text:p>
      <text:p text:style-name="P1"/>
      <text:p text:style-name="P1"/>
      <text:p text:style-name="P1">Adding a camera to the sdf file in gazebo</text:p>
      <text:p text:style-name="P1"/>
      <text:p text:style-name="P1"><text:a xlink:type="simple" xlink:href="https://answers.gazebosim.org//question/17662/adding-camera-to-existing-default-iris-quadcopter/" text:style-name="Internet_20_link" text:visited-style-name="Visited_20_Internet_20_Link">https://answers.gazebosim.org//question/17662/adding-camera-to-existing-default-iris-quadcopter/</text:a></text:p>
      <text:p text:style-name="P1"/>
      <text:p text:style-name="P1">Uno de los problemas que surgieron a la hora de añadir las camaras era que no había manera de conseguir la información de la camara, si esta estaba publicada mediante el módulo de mavlink. Para poder obtener la información del entorno de Gazebo, era necesario utilizar las cámaras que publicasen topics a parte.</text:p>
      <text:p text:style-name="P1"/>
      <text:p text:style-name="P1">Una vez se introdujeron las cámaras, estas no publicaban, ya uqe la forma de lanzar el launch para unificarlo todo, no lanzaba gazebo de forma que se publicasen los topics propios de gazebo.</text:p>
      <text:p text:style-name="P1">Al principio se lanzaban los módulos en terminales diferentes</text:p>
      <text:p text:style-name="P1">Mavlink</text:p>
      <text:p text:style-name="P1">PX4 sitl gazebo</text:p>
      <text:p text:style-name="P1">Sripts para el control del dron</text:p>
      <text:p text:style-name="P1"/>
      <text:p text:style-name="P1"><text:a xlink:type="simple" xlink:href="https://github.com/darkshilva/RPG_sim_OD" text:style-name="Internet_20_link" text:visited-style-name="Visited_20_Internet_20_Link">https://github.com/darkshilva/RPG_sim_OD</text:a></text:p>
      <text:p text:style-name="P1"/>
      <text:p text:style-name="P1">Se diseño un launchfile que lanzase tdo desde la misma línea de comandos, y de esta manera si que se publicaban los topics del propio gazebo, por lo que las cámaras añadidas a este si que publicaban las imagenes a las que te podías suscribir.</text:p>
      <text:p text:style-name="P1"/>
      <text:p text:style-name="P1">Un problema al añadir estas cámas, era que desestabilizaban por completo el dron, por lo que era imposible que volase, basicamente, subía un par de metros , se desestabilizaba por completo y chocaba contra el suelo.</text:p>
      <text:p text:style-name="P1"/>
      <text:p text:style-name="P1">Haciendo varias odificaciones al archivo sdf.</text:p>
      <text:p text:style-name="P1">- Reducir la masa hasta un valor ridículo(cambiar palabra) no solucionaba el problema.</text:p>
      <text:p text:style-name="P1">- Desactiivar la gravedad para estos links tampoco.</text:p>
      <text:p text:style-name="P1"/>
      <text:p text:style-name="P1">Se pensó en tomar como referencia una de las implementaciones provistas por PX4 en la implementación de las cámaras y se encontró que el problema estaba en las inercias. Al poner una masa adecuada y bajar las inercias (tammpoco podían ser 0, ya que seguía fallando) el dron responde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6T22:05:29.567280760</meta:creation-date>
    <dc:date>2022-06-16T22:38:58.935024780</dc:date>
    <meta:editing-duration>PT20M49S</meta:editing-duration>
    <meta:editing-cycles>1</meta:editing-cycles>
    <meta:document-statistic meta:table-count="0" meta:image-count="0" meta:object-count="0" meta:page-count="1" meta:paragraph-count="20" meta:word-count="374" meta:character-count="2305" meta:non-whitespace-character-count="1951"/>
    <meta:generator>LibreOffice/6.0.7.3$Linux_X86_64 LibreOffice_project/00m0$Build-3</meta:generator>
  </office:meta>
</office:document-meta>
</file>